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Z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nsité B (mT)</text:p>
          </table:table-cell>
          <table:table-cell office:value-type="string" calcext:value-type="string">
            <text:p>Distance z (non décalée) (cm)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0.2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0.3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0.6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0.6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0.9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0.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.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.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.0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I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nsité (mT)</text:p>
          </table:table-cell>
          <table:table-cell office:value-type="string" calcext:value-type="string">
            <text:p>Courant (A)</text:p>
          </table:table-cell>
        </table:table-row>
        <table:table-row table:style-name="ro1">
          <table:table-cell office:value-type="string" calcext:value-type="string">
            <text:p>0.92</text:p>
          </table:table-cell>
          <table:table-cell office:value-type="string" calcext:value-type="string">
            <text:p>1.945</text:p>
          </table:table-cell>
        </table:table-row>
        <table:table-row table:style-name="ro1">
          <table:table-cell office:value-type="string" calcext:value-type="string">
            <text:p>0.82</text:p>
          </table:table-cell>
          <table:table-cell office:value-type="string" calcext:value-type="string">
            <text:p>1.726</text:p>
          </table:table-cell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1.598</text:p>
          </table:table-cell>
        </table:table-row>
        <table:table-row table:style-name="ro1">
          <table:table-cell office:value-type="string" calcext:value-type="string">
            <text:p>0.64</text:p>
          </table:table-cell>
          <table:table-cell office:value-type="string" calcext:value-type="string">
            <text:p>1.352</text:p>
          </table:table-cell>
        </table:table-row>
        <table:table-row table:style-name="ro1">
          <table:table-cell office:value-type="string" calcext:value-type="string">
            <text:p>0.57</text:p>
          </table:table-cell>
          <table:table-cell office:value-type="string" calcext:value-type="string">
            <text:p>1.218</text:p>
          </table:table-cell>
        </table:table-row>
        <table:table-row table:style-name="ro1">
          <table:table-cell office:value-type="string" calcext:value-type="string">
            <text:p>0.49</text:p>
          </table:table-cell>
          <table:table-cell office:value-type="string" calcext:value-type="string">
            <text:p>1.056</text:p>
          </table:table-cell>
        </table:table-row>
        <table:table-row table:style-name="ro1">
          <table:table-cell office:value-type="string" calcext:value-type="string">
            <text:p>0.34</text:p>
          </table:table-cell>
          <table:table-cell office:value-type="string" calcext:value-type="string">
            <text:p>0.735</text:p>
          </table:table-cell>
        </table:table-row>
        <table:table-row table:style-name="ro1">
          <table:table-cell office:value-type="string" calcext:value-type="string">
            <text:p>0.23</text:p>
          </table:table-cell>
          <table:table-cell office:value-type="string" calcext:value-type="string">
            <text:p>0.514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string" calcext:value-type="string">
            <text:p>0.299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office:value-type="string" calcext:value-type="string">
            <text:p>0.1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DoubleBobine20cm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tensite (mT)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.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.3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1.30</text:p>
          </table:table-cell>
          <table:table-cell office:value-type="string" calcext:value-type="string">
            <text:p>-2.5</text:p>
          </table:table-cell>
        </table:table-row>
        <table:table-row table:style-name="ro1">
          <table:table-cell office:value-type="string" calcext:value-type="string">
            <text:p>1.3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1.2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1" office:value-type="string" calcext:value-type="string">
            <text:p>1.0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0.5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-50" calcext:value-type="float">
            <text:p>-50</text:p>
          </table:table-cell>
        </table:table-row>
      </table:table>
      <table:table table:name="DoubleBobine10cm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tensite (mT)</text:p>
          </table:table-cell>
          <table:table-cell office:value-type="string" calcext:value-type="string">
            <text:p>Distance (cm)</text:p>
          </table:table-cell>
        </table:table-row>
        <table:table-row table:style-name="ro1">
          <table:table-cell office:value-type="string" calcext:value-type="string">
            <text:p>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.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.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.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.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1.6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5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1.4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1.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1.2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1.0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0.8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0.7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0.3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0.2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-60" calcext:value-type="float">
            <text:p>-60</text:p>
          </table:table-cell>
        </table:table-row>
      </table:table>
      <table:table table:name="Feuille5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tensite (mT)</text:p>
          </table:table-cell>
          <table:table-cell office:value-type="string" calcext:value-type="string">
            <text:p>Distance (cm)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.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.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.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.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.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.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.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.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.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.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.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.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.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.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table:formula="of:=[.B27]-2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0.47</text:p>
          </table:table-cell>
          <table:table-cell table:formula="of:=[.B28]-2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table:formula="of:=[.B29]-2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0.56</text:p>
          </table:table-cell>
          <table:table-cell table:formula="of:=[.B30]-2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0.61</text:p>
          </table:table-cell>
          <table:table-cell table:formula="of:=[.B31]-2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0.67</text:p>
          </table:table-cell>
          <table:table-cell table:formula="of:=[.B32]-2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0.73</text:p>
          </table:table-cell>
          <table:table-cell table:formula="of:=[.B33]-2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0.81</text:p>
          </table:table-cell>
          <table:table-cell table:formula="of:=[.B34]-2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0.88</text:p>
          </table:table-cell>
          <table:table-cell table:formula="of:=[.B35]-2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0.93</text:p>
          </table:table-cell>
          <table:table-cell table:formula="of:=[.B36]-2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table:formula="of:=[.B37]-2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table:formula="of:=[.B38]-2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0.93</text:p>
          </table:table-cell>
          <table:table-cell table:formula="of:=[.B39]-2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0.86</text:p>
          </table:table-cell>
          <table:table-cell table:formula="of:=[.B40]-2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0.80</text:p>
          </table:table-cell>
          <table:table-cell table:formula="of:=[.B41]-2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0.72</text:p>
          </table:table-cell>
          <table:table-cell table:formula="of:=[.B42]-2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0.63</text:p>
          </table:table-cell>
          <table:table-cell table:formula="of:=[.B43]-2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0.56</text:p>
          </table:table-cell>
          <table:table-cell table:formula="of:=[.B44]-2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0.48</text:p>
          </table:table-cell>
          <table:table-cell table:formula="of:=[.B45]-2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0.42</text:p>
          </table:table-cell>
          <table:table-cell table:formula="of:=[.B46]-2"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table:formula="of:=[.B47]-2"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0.30</text:p>
          </table:table-cell>
          <table:table-cell table:formula="of:=[.B48]-2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0.27</text:p>
          </table:table-cell>
          <table:table-cell table:formula="of:=[.B49]-2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0.24</text:p>
          </table:table-cell>
          <table:table-cell table:formula="of:=[.B50]-2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table:formula="of:=[.B51]-2"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table:formula="of:=[.B52]-2"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table:formula="of:=[.B53]-2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table:formula="of:=[.B54]-2"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table:formula="of:=[.B55]-2"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table:formula="of:=[.B56]-2"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table:formula="of:=[.B57]-2"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table:formula="of:=[.B58]-2"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table:formula="of:=[.B59]-2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table:formula="of:=[.B60]-2"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table:formula="of:=[.B61]-2" office:value-type="float" office:value="-72" calcext:value-type="float">
            <text:p>-72</text:p>
          </table:table-cell>
        </table:table-row>
      </table:table>
      <table:named-expressions/>
      <table:database-ranges>
        <table:database-range table:name="__Anonymous_Sheet_DB__0" table:target-range-address="Z.A1:Z.B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3:33:41.249624395</meta:creation-date>
    <dc:date>2022-04-01T15:58:35.757130439</dc:date>
    <meta:editing-duration>PT43M10S</meta:editing-duration>
    <meta:editing-cycles>8</meta:editing-cycles>
    <meta:generator>LibreOffice/7.2.5.2$Linux_X86_64 LibreOffice_project/20$Build-2</meta:generator>
    <meta:document-statistic meta:table-count="5" meta:cell-count="344" meta:object-count="0"/>
  </office:meta>
</office:document-meta>
</file>